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0ed0" officeooo:paragraph-rsid="00010ed0"/>
    </style:style>
    <style:style style:name="P2" style:family="paragraph" style:parent-style-name="Text_20_body">
      <style:text-properties officeooo:rsid="0002e67b" officeooo:paragraph-rsid="001e85e1"/>
    </style:style>
    <style:style style:name="P3" style:family="paragraph" style:parent-style-name="Text_20_body">
      <style:text-properties officeooo:rsid="0022601b" officeooo:paragraph-rsid="0022601b"/>
    </style:style>
    <style:style style:name="P4" style:family="paragraph" style:parent-style-name="Text_20_body">
      <style:text-properties officeooo:rsid="002653a4" officeooo:paragraph-rsid="0027687b"/>
    </style:style>
    <style:style style:name="P5" style:family="paragraph" style:parent-style-name="Text_20_body">
      <style:text-properties officeooo:rsid="0029a2dc" officeooo:paragraph-rsid="0029a2dc"/>
    </style:style>
    <style:style style:name="P6" style:family="paragraph" style:parent-style-name="Text_20_body">
      <style:text-properties officeooo:rsid="0029a2dc" officeooo:paragraph-rsid="0029a2dc"/>
    </style:style>
    <style:style style:name="P7" style:family="paragraph" style:parent-style-name="Text_20_body">
      <style:text-properties officeooo:rsid="003670e3" officeooo:paragraph-rsid="003670e3"/>
    </style:style>
    <style:style style:name="P8" style:family="paragraph" style:parent-style-name="Heading_20_1">
      <style:text-properties officeooo:rsid="00010ed0" officeooo:paragraph-rsid="00010ed0"/>
    </style:style>
    <style:style style:name="P9" style:family="paragraph" style:parent-style-name="Heading_20_1">
      <style:text-properties officeooo:rsid="00025058" officeooo:paragraph-rsid="00025058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Ziel</text:h>
      <text:p text:style-name="P1">Einfaches Web-Backend für Autos</text:p>
      <text:h text:style-name="P9" text:outline-level="1">TODO</text:h>
      <text:p text:style-name="P7">Build Simple Frontend in VueJS</text:p>
      <text:p text:style-name="P5"/>
      <text:p text:style-name="P5">Add Project to git<text:tab/><text:tab/><text:tab/><text:tab/><text:tab/><text:tab/><text:tab/><text:tab/><text:tab/><text:tab/><text:tab/><text:span text:style-name="T5">v</text:span></text:p>
      <text:p text:style-name="P3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3"/>
      <text:p text:style-name="P4">Create runnable jar<text:tab/><text:tab/><text:tab/><text:tab/><text:tab/><text:tab/><text:tab/><text:tab/><text:tab/><text:tab/><text:tab/><text:span text:style-name="T4">v</text:span></text:p>
      <text:p text:style-name="P2"/>
      <text:p text:style-name="P2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6-19T16:24:54.950000000</dc:date>
    <meta:editing-duration>P6DT19H4M32S</meta:editing-duration>
    <meta:editing-cycles>31</meta:editing-cycles>
    <meta:document-statistic meta:table-count="0" meta:image-count="0" meta:object-count="0" meta:page-count="1" meta:paragraph-count="8" meta:word-count="144" meta:character-count="1019" meta:non-whitespace-character-count="741"/>
  </office:meta>
</office:document-meta>
</file>